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Calibri1" svg:font-family="Calibri" style:font-adornments="Bold" style:font-family-generic="swiss"/>
    <style:font-face style:name="Calibri" svg:font-family="Calibri" style:font-adornments="Regular" style:font-family-generic="swiss"/>
    <style:font-face style:name="Courier New" svg:font-family="'Courier New'" style:font-adornments="Regular"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7.801cm" style:rel-width="100%" fo:margin-left="0cm" style:page-number="auto" table:align="left" style:writing-mode="lr-tb"/>
    </style:style>
    <style:style style:name="Table1.A" style:family="table-column">
      <style:table-column-properties style:column-width="17.801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409cm" fo:margin-left="1.281cm" table:align="left" style:writing-mode="lr-tb"/>
    </style:style>
    <style:style style:name="Table6.A" style:family="table-column">
      <style:table-column-properties style:column-width="15.40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69cm" table:align="left" style:writing-mode="lr-tb"/>
    </style:style>
    <style:style style:name="Table7.A" style:family="table-column">
      <style:table-column-properties style:column-width="16.69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6.693cm" table:align="left" style:writing-mode="lr-tb"/>
    </style:style>
    <style:style style:name="Table14.A" style:family="table-column">
      <style:table-column-properties style:column-width="1.998cm"/>
    </style:style>
    <style:style style:name="Table14.B" style:family="table-column">
      <style:table-column-properties style:column-width="1.05cm"/>
    </style:style>
    <style:style style:name="Table14.O" style:family="table-column">
      <style:table-column-properties style:column-width="1.051cm"/>
    </style:style>
    <style:style style:name="Table14.1" style:family="table-row">
      <style:table-row-properties style:row-height="0.9cm"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2" style:family="table-row">
      <style:table-row-properties fo:keep-together="alway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3" style:family="table-row">
      <style:table-row-properties fo:keep-together="always"/>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4" style:family="table-row">
      <style:table-row-properties fo:keep-together="always"/>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 style:family="table-row">
      <style:table-row-properties fo:keep-together="always"/>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 style:family="table-row">
      <style:table-row-properties fo:keep-together="always"/>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 style:family="table-row">
      <style:table-row-properties fo:keep-together="always"/>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 style:family="table-row">
      <style:table-row-properties fo:keep-together="always"/>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 style:family="table-row">
      <style:table-row-properties fo:keep-together="always"/>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0" style:family="table-row">
      <style:table-row-properties fo:keep-together="always"/>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1" style:family="table-row">
      <style:table-row-properties fo:keep-together="always"/>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2" style:family="table-row">
      <style:table-row-properties fo:keep-together="always"/>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3" style:family="table-row">
      <style:table-row-properties fo:keep-together="always"/>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4" style:family="table-row">
      <style:table-row-properties fo:keep-together="always"/>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5" style:family="table-row">
      <style:table-row-properties fo:keep-together="always"/>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6" style:family="table-row">
      <style:table-row-properties fo:keep-together="always"/>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7" style:family="table-row">
      <style:table-row-properties fo:keep-together="always"/>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8" style:family="table-row">
      <style:table-row-properties fo:keep-together="always"/>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9" style:family="table-row">
      <style:table-row-properties fo:keep-together="always"/>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0" style:family="table-row">
      <style:table-row-properties fo:keep-together="always"/>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1" style:family="table-row">
      <style:table-row-properties fo:keep-together="always"/>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2" style:family="table-row">
      <style:table-row-properties fo:keep-together="always"/>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3" style:family="table-row">
      <style:table-row-properties fo:keep-together="always"/>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4" style:family="table-row">
      <style:table-row-properties fo:keep-together="always"/>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5" style:family="table-row">
      <style:table-row-properties fo:keep-together="always"/>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6" style:family="table-row">
      <style:table-row-properties fo:keep-together="always"/>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7" style:family="table-row">
      <style:table-row-properties fo:keep-together="always"/>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8" style:family="table-row">
      <style:table-row-properties fo:keep-together="always"/>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9" style:family="table-row">
      <style:table-row-properties fo:keep-together="always"/>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0" style:family="table-row">
      <style:table-row-properties fo:keep-together="always"/>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1" style:family="table-row">
      <style:table-row-properties fo:keep-together="always"/>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2" style:family="table-row">
      <style:table-row-properties fo:keep-together="always"/>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3" style:family="table-row">
      <style:table-row-properties fo:keep-together="always"/>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4" style:family="table-row">
      <style:table-row-properties fo:keep-together="always"/>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5" style:family="table-row">
      <style:table-row-properties fo:keep-together="always"/>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6" style:family="table-row">
      <style:table-row-properties fo:keep-together="always"/>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7" style:family="table-row">
      <style:table-row-properties fo:keep-together="always"/>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8" style:family="table-row">
      <style:table-row-properties fo:keep-together="always"/>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9" style:family="table-row">
      <style:table-row-properties fo:keep-together="always"/>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0" style:family="table-row">
      <style:table-row-properties fo:keep-together="always"/>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1" style:family="table-row">
      <style:table-row-properties fo:keep-together="always"/>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2" style:family="table-row">
      <style:table-row-properties fo:keep-together="always"/>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3" style:family="table-row">
      <style:table-row-properties fo:keep-together="always"/>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4" style:family="table-row">
      <style:table-row-properties fo:keep-together="always"/>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5" style:family="table-row">
      <style:table-row-properties fo:keep-together="always"/>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6" style:family="table-row">
      <style:table-row-properties fo:keep-together="always"/>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7" style:family="table-row">
      <style:table-row-properties fo:keep-together="always"/>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8" style:family="table-row">
      <style:table-row-properties fo:keep-together="always"/>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9" style:family="table-row">
      <style:table-row-properties fo:keep-together="always"/>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0" style:family="table-row">
      <style:table-row-properties fo:keep-together="always"/>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1" style:family="table-row">
      <style:table-row-properties fo:keep-together="always"/>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2" style:family="table-row">
      <style:table-row-properties fo:keep-together="always"/>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3" style:family="table-row">
      <style:table-row-properties fo:keep-together="always"/>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4" style:family="table-row">
      <style:table-row-properties fo:keep-together="always"/>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5" style:family="table-row">
      <style:table-row-properties fo:keep-together="always"/>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6" style:family="table-row">
      <style:table-row-properties fo:keep-together="always"/>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7" style:family="table-row">
      <style:table-row-properties fo:keep-together="always"/>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8" style:family="table-row">
      <style:table-row-properties fo:keep-together="always"/>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9" style:family="table-row">
      <style:table-row-properties fo:keep-together="always"/>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0" style:family="table-row">
      <style:table-row-properties fo:keep-together="always"/>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1" style:family="table-row">
      <style:table-row-properties fo:keep-together="always"/>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2" style:family="table-row">
      <style:table-row-properties fo:keep-together="always"/>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3" style:family="table-row">
      <style:table-row-properties fo:keep-together="always"/>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4" style:family="table-row">
      <style:table-row-properties fo:keep-together="always"/>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5" style:family="table-row">
      <style:table-row-properties fo:keep-together="always"/>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6" style:family="table-row">
      <style:table-row-properties fo:keep-together="always"/>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7" style:family="table-row">
      <style:table-row-properties fo:keep-together="always"/>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8" style:family="table-row">
      <style:table-row-properties fo:keep-together="always"/>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9" style:family="table-row">
      <style:table-row-properties fo:keep-together="always"/>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0" style:family="table-row">
      <style:table-row-properties fo:keep-together="always"/>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1" style:family="table-row">
      <style:table-row-properties fo:keep-together="always"/>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2" style:family="table-row">
      <style:table-row-properties fo:keep-together="always"/>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3" style:family="table-row">
      <style:table-row-properties fo:keep-together="always"/>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4" style:family="table-row">
      <style:table-row-properties fo:keep-together="always"/>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5" style:family="table-row">
      <style:table-row-properties fo:keep-together="always"/>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6" style:family="table-row">
      <style:table-row-properties fo:keep-together="always"/>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7" style:family="table-row">
      <style:table-row-properties fo:keep-together="always"/>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8" style:family="table-row">
      <style:table-row-properties fo:keep-together="always"/>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9" style:family="table-row">
      <style:table-row-properties fo:keep-together="always"/>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0" style:family="table-row">
      <style:table-row-properties fo:keep-together="always"/>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1" style:family="table-row">
      <style:table-row-properties fo:keep-together="always"/>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2" style:family="table-row">
      <style:table-row-properties fo:keep-together="always"/>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3" style:family="table-row">
      <style:table-row-properties fo:keep-together="always"/>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4" style:family="table-row">
      <style:table-row-properties fo:keep-together="always"/>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5" style:family="table-row">
      <style:table-row-properties fo:keep-together="always"/>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6" style:family="table-row">
      <style:table-row-properties fo:keep-together="always"/>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7" style:family="table-row">
      <style:table-row-properties fo:keep-together="always"/>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8" style:family="table-row">
      <style:table-row-properties fo:keep-together="always"/>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9" style:family="table-row">
      <style:table-row-properties fo:keep-together="always"/>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0" style:family="table-row">
      <style:table-row-properties fo:keep-together="always"/>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1" style:family="table-row">
      <style:table-row-properties fo:keep-together="always"/>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2" style:family="table-row">
      <style:table-row-properties fo:keep-together="always"/>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3" style:family="table-row">
      <style:table-row-properties fo:keep-together="always"/>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4" style:family="table-row">
      <style:table-row-properties fo:keep-together="always"/>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5" style:family="table-row">
      <style:table-row-properties fo:keep-together="always"/>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6" style:family="table-row">
      <style:table-row-properties fo:keep-together="always"/>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7" style:family="table-row">
      <style:table-row-properties fo:keep-together="always"/>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8" style:family="table-row">
      <style:table-row-properties fo:keep-together="always"/>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9" style:family="table-row">
      <style:table-row-properties fo:keep-together="always"/>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00" style:family="table-row">
      <style:table-row-properties fo:keep-together="always"/>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01" style:family="table-row">
      <style:table-row-properties fo:keep-together="always"/>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6.69cm" table:align="left" style:may-break-between-rows="false" style:writing-mode="lr-tb"/>
    </style:style>
    <style:style style:name="Table2.A" style:family="table-column">
      <style:table-column-properties style:column-width="1.669cm"/>
    </style:style>
    <style:style style:name="Table2.E" style:family="table-column">
      <style:table-column-properties style:column-width="1.67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6.69cm" table:align="left" style:may-break-between-rows="false" style:writing-mode="lr-tb"/>
    </style:style>
    <style:style style:name="Table3.A" style:family="table-column">
      <style:table-column-properties style:column-width="1.57cm"/>
    </style:style>
    <style:style style:name="Table3.B" style:family="table-column">
      <style:table-column-properties style:column-width="1.374cm"/>
    </style:style>
    <style:style style:name="Table3.E" style:family="table-column">
      <style:table-column-properties style:column-width="1.376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6.69cm" table:align="left" style:may-break-between-rows="false" style:writing-mode="lr-tb"/>
    </style:style>
    <style:style style:name="Table5.A" style:family="table-column">
      <style:table-column-properties style:column-width="1.49cm"/>
    </style:style>
    <style:style style:name="Table5.B" style:family="table-column">
      <style:table-column-properties style:column-width="1.169cm"/>
    </style:style>
    <style:style style:name="Table5.E" style:family="table-column">
      <style:table-column-properties style:column-width="1.168cm"/>
    </style:style>
    <style:style style:name="Table5.K" style:family="table-column">
      <style:table-column-properties style:column-width="1.166cm"/>
    </style:style>
    <style:style style:name="Table5.N" style:family="table-column">
      <style:table-column-properties style:column-width="1.173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4" style:family="table-row">
      <style:table-row-properties style:row-height="1.101cm" fo:keep-together="auto"/>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409cm" fo:margin-left="1.281cm" table:align="left" style:writing-mode="lr-tb"/>
    </style:style>
    <style:style style:name="Table19.A" style:family="table-column">
      <style:table-column-properties style:column-width="15.409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1" style:family="text">
      <style:text-properties officeooo:rsid="009455e9"/>
    </style:style>
    <style:style style:name="T2" style:family="text">
      <style:text-properties officeooo:rsid="00eee77f"/>
    </style:style>
    <style:style style:name="T3" style:family="text">
      <style:text-properties officeooo:rsid="00f1630f"/>
    </style:style>
    <style:style style:name="T4" style:family="text">
      <style:text-properties style:use-window-font-color="true" style:font-name="Calibri" fo:font-size="11pt" fo:language="en" fo:country="US" officeooo:rsid="00f1630f" style:font-name-asian="Times New Roman1" style:font-size-asian="12pt" style:language-asian="zh" style:country-asian="CN" style:font-name-complex="Abyssinica SIL" style:font-size-complex="11pt" style:language-complex="am" style:country-complex="ET"/>
    </style:style>
    <style:style style:name="T5" style:family="text">
      <style:text-properties officeooo:rsid="00f26816"/>
    </style:style>
    <style:style style:name="T6" style:family="text">
      <style:text-properties officeooo:rsid="00f3e833"/>
    </style:style>
    <style:style style:name="T7" style:family="text">
      <style:text-properties officeooo:rsid="00f51e88"/>
    </style:style>
    <style:style style:name="T8" style:family="text">
      <style:text-properties officeooo:rsid="00fb21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Title">SIL Ethiopic Power-G Keyboard <text:span text:style-name="T5">Help</text:span></text:p>
          </table:table-cell>
        </table:table-row>
      </table:table>
      <text:h text:style-name="Heading_20_3" text:outline-level="3">Introduction</text:h>
      <text:p text:style-name="Standard">The “SIL Ethiopic Power-G” keyboard enables typing in all Ethiopic <text:span text:style-name="T3">Saba </text:span>Fidel <text:span text:style-name="T4">scripts</text:span> using the keyboarding sequences found in the “Power Ge'ez (Phonetic)” keyboard from Concepts Data System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ext:span text:style-name="T3">In these cases, t</text:span>he <text:a xlink:type="simple" xlink:href="http://scripts.sil.org/AbyssinicaSIL" office:target-frame-name="_blank" xlink:show="new" text:style-name="Internet_20_link" text:visited-style-name="Visited_20_Internet_20_Link">Abyssinica SIL</text:a> font (version 1.5+) is recommended.</text:p>
      <table:table table:name="Table6" table:style-name="Table6">
        <table:table-column table:style-name="Table6.A"/>
        <table:table-header-rows>
          <table:table-row table:style-name="Table6.1">
            <table:table-cell table:style-name="Table6.A1" office:value-type="string">
              <text:h text:style-name="Heading_20_5" text:outline-level="5">Note on Power Ge'ez “Caps Lock” Compatibility</text:h>
              <text:p text:style-name="Standard">The original Power Ge'ez (Phonetic) keyboard from Concepts Data Systems used the <text:span text:style-name="Keyboard">Caps Lock</text:span> key to produce less frequently used characters. SIL Ethiopic Power-G is is not compatible with this keying method. Instead, multiple alternative methods for creating these less frequently used characters have been provi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ሠ</text:span> the chart shows <text:span text:style-name="Keyboard">s [ or J</text:span>. To produce this character using the preferred method, first press the <text:span text:style-name="Keyboard">s</text:span> key, and then press the <text:span text:style-name="Keyboard">[</text:span> key. Alternatively, a capital <text:span text:style-name="Keyboard">J</text:span> can be typed to produce the <text:span text:style-name="Output">ሠ</text:span> character.</text:p>
              <text:p text:style-name="Standard">As another example, to create <text:span text:style-name="Output">ፀ</text:span> the chart shows <text:span text:style-name="Keyboard">T [ or V</text:span>. To produce this character using the preferred method, first type a capital <text:span text:style-name="Keyboard">T</text:span>, and then press the <text:span text:style-name="Keyboard">[</text:span> key. Alternatively, a capital <text:span text:style-name="Keyboard">V</text:span> can be typed to produce the <text:span text:style-name="Output">ፀ</text:span> character.</text:p>
            </table:table-cell>
          </table:table-row>
        </table:table-header-rows>
      </table:table>
      <text:p text:style-name="Text_20_body"/>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Standard">First type the keystrokes from the leftmost column, followed by the keystrokes at the top of the column. For example, to produce <text:span text:style-name="Output">ሁ</text:span> first press the <text:span text:style-name="Keyboard">h</text:span> key, and then press the <text:span text:style-name="Keyboard">u</text:span> key. To produce <text:span text:style-name="Output">ሄ</text:span> first press the <text:span text:style-name="Keyboard">h</text:span> key, and then press the <text:span text:style-name="Keyboard">y</text:span> key. The default form is the 1st form (you do not need to press the <text:span text:style-name="Keyboard">-</text:span> key).</text:p>
          </table:table-cell>
        </table:table-row>
      </table:table>
      <table:table table:name="Table14" table:style-name="Table14">
        <table:table-column table:style-name="Table14.A"/>
        <table:table-column table:style-name="Table14.B" table:number-columns-repeated="13"/>
        <table:table-column table:style-name="Table14.O"/>
        <table:table-header-rows>
          <table:table-row table:style-name="Table14.1">
            <table:table-cell table:style-name="Table14.A1" office:value-type="string">
              <text:p text:style-name="Input-Character">keys:</text:p>
            </table:table-cell>
            <table:table-cell table:style-name="Table14.A1" office:value-type="string">
              <text:p text:style-name="Input-Character">-</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y</text:p>
            </table:table-cell>
            <table:table-cell table:style-name="Table14.A1" office:value-type="string">
              <text:p text:style-name="Input-Character">e</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W</text:p>
            </table:table-cell>
            <table:table-cell table:style-name="Table14.A1" office:value-type="string">
              <text:p text:style-name="Input-Character">Wu</text:p>
            </table:table-cell>
            <table:table-cell table:style-name="Table14.A1" office:value-type="string">
              <text:p text:style-name="Input-Character">Wi</text:p>
            </table:table-cell>
            <table:table-cell table:style-name="Table14.A1" office:value-type="string">
              <text:p text:style-name="Input-Character">Wy</text:p>
            </table:table-cell>
            <table:table-cell table:style-name="Table14.A1" office:value-type="string">
              <text:p text:style-name="Input-Character">Wo</text:p>
            </table:table-cell>
            <table:table-cell table:style-name="Table14.O1" office:value-type="string">
              <text:p text:style-name="Input-Character">WI</text:p>
            </table:table-cell>
          </table:table-row>
        </table:table-header-rows>
        <table:table-row table:style-name="Table14.2">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Unicode-Character">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3">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4">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5">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6">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7">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8">
          <table:table-cell table:style-name="Table14.A2" office:value-type="string">
            <text:p text:style-name="Input-Character">m</text:p>
          </table:table-cell>
          <table:table-cell table:style-name="Table14.B8" office:value-type="string">
            <text:p text:style-name="Unicode-Character">መ</text:p>
          </table:table-cell>
          <table:table-cell table:style-name="Table14.C8" office:value-type="string">
            <text:p text:style-name="Unicode-Character">ሙ</text:p>
          </table:table-cell>
          <table:table-cell table:style-name="Table14.D8" office:value-type="string">
            <text:p text:style-name="Unicode-Character">ሚ</text:p>
          </table:table-cell>
          <table:table-cell table:style-name="Table14.E8" office:value-type="string">
            <text:p text:style-name="Unicode-Character">ማ</text:p>
          </table:table-cell>
          <table:table-cell table:style-name="Table14.F8" office:value-type="string">
            <text:p text:style-name="Unicode-Character">ሜ</text:p>
          </table:table-cell>
          <table:table-cell table:style-name="Table14.G8" office:value-type="string">
            <text:p text:style-name="Unicode-Character">ም</text:p>
          </table:table-cell>
          <table:table-cell table:style-name="Table14.H8" office:value-type="string">
            <text:p text:style-name="Unicode-Character">ሞ</text:p>
          </table:table-cell>
          <table:table-cell table:style-name="Table14.I8" office:value-type="string">
            <text:p text:style-name="Unicode-Character">ⶁ</text:p>
          </table:table-cell>
          <table:table-cell table:style-name="Table14.J8" office:value-type="string">
            <text:p text:style-name="Unicode-Character">ሟ</text:p>
          </table:table-cell>
          <table:table-cell table:style-name="Table14.K8" office:value-type="string">
            <text:p text:style-name="Unicode-Character">ᎃ</text:p>
          </table:table-cell>
          <table:table-cell table:style-name="Table14.L8" office:value-type="string">
            <text:p text:style-name="Unicode-Character">ᎁ</text:p>
          </table:table-cell>
          <table:table-cell table:style-name="Table14.M8" office:value-type="string">
            <text:p text:style-name="Unicode-Character">ᎂ</text:p>
          </table:table-cell>
          <table:table-cell table:style-name="Table14.N8" office:value-type="string">
            <text:p text:style-name="Unicode-Character">ᎀ</text:p>
          </table:table-cell>
          <table:table-cell table:style-name="Table14.O8" office:value-type="string">
            <text:p text:style-name="Unicode-Character">ፙ</text:p>
          </table:table-cell>
        </table:table-row>
        <table:table-row table:style-name="Table14.9">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2</text:p>
          </table:table-cell>
          <table:table-cell table:style-name="Table14.N9" office:value-type="string">
            <text:p text:style-name="Unicode-Value">1380</text:p>
          </table:table-cell>
          <table:table-cell table:style-name="Table14.O9" office:value-type="string">
            <text:p text:style-name="Unicode-Value">1359</text:p>
          </table:table-cell>
        </table:table-row>
        <text:soft-page-break/>
        <table:table-row table:style-name="Table14.10">
          <table:table-cell table:style-name="Table14.A2" office:value-type="string">
            <text:p text:style-name="Input-Character">s [ or J</text:p>
          </table:table-cell>
          <table:table-cell table:style-name="Table14.B10" office:value-type="string">
            <text:p text:style-name="Unicode-Character">ሠ</text:p>
          </table:table-cell>
          <table:table-cell table:style-name="Table14.C10" office:value-type="string">
            <text:p text:style-name="Unicode-Character">ሡ</text:p>
          </table:table-cell>
          <table:table-cell table:style-name="Table14.D10" office:value-type="string">
            <text:p text:style-name="Unicode-Character">ሢ</text:p>
          </table:table-cell>
          <table:table-cell table:style-name="Table14.E10" office:value-type="string">
            <text:p text:style-name="Unicode-Character">ሣ</text:p>
          </table:table-cell>
          <table:table-cell table:style-name="Table14.F10" office:value-type="string">
            <text:p text:style-name="Unicode-Character">ሤ</text:p>
          </table:table-cell>
          <table:table-cell table:style-name="Table14.G10" office:value-type="string">
            <text:p text:style-name="Unicode-Character">ሥ</text:p>
          </table:table-cell>
          <table:table-cell table:style-name="Table14.H10" office:value-type="string">
            <text:p text:style-name="Unicode-Character">ሦ</text:p>
          </table:table-cell>
          <table:table-cell table:style-name="Table14.I10" office:value-type="string">
            <text:p text:style-name="Unicode-Character"/>
          </table:table-cell>
          <table:table-cell table:style-name="Table14.J10" office:value-type="string">
            <text:p text:style-name="Unicode-Character">ሧ</text:p>
          </table:table-cell>
          <table:table-cell table:style-name="Table14.K10" office:value-type="string">
            <text:p text:style-name="Unicode-Character"/>
          </table:table-cell>
          <table:table-cell table:style-name="Table14.L10" office:value-type="string">
            <text:p text:style-name="Unicode-Character"/>
          </table:table-cell>
          <table:table-cell table:style-name="Table14.M10" office:value-type="string">
            <text:p text:style-name="Unicode-Character"/>
          </table:table-cell>
          <table:table-cell table:style-name="Table14.N10" office:value-type="string">
            <text:p text:style-name="Unicode-Character"/>
          </table:table-cell>
          <table:table-cell table:style-name="Table14.O10" office:value-type="string">
            <text:p text:style-name="Unicode-Character"/>
          </table:table-cell>
        </table:table-row>
        <table:table-row table:style-name="Table14.1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2">
          <table:table-cell table:style-name="Table14.A2" office:value-type="string">
            <text:p text:style-name="Input-Character">r</text:p>
          </table:table-cell>
          <table:table-cell table:style-name="Table14.B12" office:value-type="string">
            <text:p text:style-name="Unicode-Character">ረ</text:p>
          </table:table-cell>
          <table:table-cell table:style-name="Table14.C12" office:value-type="string">
            <text:p text:style-name="Unicode-Character">ሩ</text:p>
          </table:table-cell>
          <table:table-cell table:style-name="Table14.D12" office:value-type="string">
            <text:p text:style-name="Unicode-Character">ሪ</text:p>
          </table:table-cell>
          <table:table-cell table:style-name="Table14.E12" office:value-type="string">
            <text:p text:style-name="Unicode-Character">ራ</text:p>
          </table:table-cell>
          <table:table-cell table:style-name="Table14.F12" office:value-type="string">
            <text:p text:style-name="Unicode-Character">ሬ</text:p>
          </table:table-cell>
          <table:table-cell table:style-name="Table14.G12" office:value-type="string">
            <text:p text:style-name="Unicode-Character">ር</text:p>
          </table:table-cell>
          <table:table-cell table:style-name="Table14.H12" office:value-type="string">
            <text:p text:style-name="Unicode-Character">ሮ</text:p>
          </table:table-cell>
          <table:table-cell table:style-name="Table14.I12" office:value-type="string">
            <text:p text:style-name="Unicode-Character">ⶂ</text:p>
          </table:table-cell>
          <table:table-cell table:style-name="Table14.J12" office:value-type="string">
            <text:p text:style-name="Unicode-Character">ሯ</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ፘ</text:p>
          </table:table-cell>
        </table:table-row>
        <table:table-row table:style-name="Table14.13">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able:table-row table:style-name="Table14.14">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5">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able:table-row table:style-name="Table14.16">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7">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8">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9">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20">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2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22">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23">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24">
          <table:table-cell table:style-name="Table14.A2" office:value-type="string">
            <text:p text:style-name="Input-Character">v</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25">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26">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27">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28">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29">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30">
          <table:table-cell table:style-name="Table14.A2" office:value-type="string">
            <text:p text:style-name="Input-Character">h [ or L</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3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32">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33">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34">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35">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36">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37">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38">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39">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40">
          <table:table-cell table:style-name="Table14.A2" office:value-type="string">
            <text:p text:style-name="Input-Character">H [ or K</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42">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43">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44">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45">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46">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47">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48">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49">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ext:soft-page-break/>
        <table:table-row table:style-name="Table14.50">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5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52">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53">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54">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55">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able:table-row table:style-name="Table14.56">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57">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58">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59">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60">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6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62">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63">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64">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65">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66">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67">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68">
          <table:table-cell table:style-name="Table14.A2" office:value-type="string">
            <text:p text:style-name="Input-Character">t [ or F</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69">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70">
          <table:table-cell table:style-name="Table14.A2" office:value-type="string">
            <text:p text:style-name="Input-Character">T [ or V</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7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72">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73">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74">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75">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76">
          <table:table-cell table:style-name="Table14.A2" office:value-type="string">
            <text:p text:style-name="Input-Character">S #</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77">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78">
          <table:table-cell table:style-name="Table14.A2" office:value-type="string">
            <text:p text:style-name="Input-Character">c #</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79">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80">
          <table:table-cell table:style-name="Table14.A2" office:value-type="string">
            <text:p text:style-name="Input-Character">Z #</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8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82">
          <table:table-cell table:style-name="Table14.A2" office:value-type="string">
            <text:p text:style-name="Input-Character">C #</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83">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84">
          <table:table-cell table:style-name="Table14.A2" office:value-type="string">
            <text:p text:style-name="Input-Character">q #</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85">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86">
          <table:table-cell table:style-name="Table14.A2" office:value-type="string">
            <text:p text:style-name="Input-Character">k #</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87">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88">
          <table:table-cell table:style-name="Table14.A2" office:value-type="string">
            <text:p text:style-name="Input-Character">H [ # or K#</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89">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ext:soft-page-break/>
        <table:table-row table:style-name="Table14.90">
          <table:table-cell table:style-name="Table14.A2" office:value-type="string">
            <text:p text:style-name="Input-Character">g #</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9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92">
          <table:table-cell table:style-name="Table14.A2" office:value-type="string">
            <text:p text:style-name="Input-Character">C =</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93">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94">
          <table:table-cell table:style-name="Table14.A2" office:value-type="string">
            <text:p text:style-name="Input-Character">P =</text:p>
          </table:table-cell>
          <table:table-cell table:style-name="Table14.B94" office:value-type="string">
            <text:p text:style-name="Unicode-Character">ꬨ</text:p>
          </table:table-cell>
          <table:table-cell table:style-name="Table14.C94" office:value-type="string">
            <text:p text:style-name="Unicode-Character">ꬩ</text:p>
          </table:table-cell>
          <table:table-cell table:style-name="Table14.D94" office:value-type="string">
            <text:p text:style-name="Unicode-Character">ꬪ</text:p>
          </table:table-cell>
          <table:table-cell table:style-name="Table14.E94" office:value-type="string">
            <text:p text:style-name="Unicode-Character">ꬫ</text:p>
          </table:table-cell>
          <table:table-cell table:style-name="Table14.F94" office:value-type="string">
            <text:p text:style-name="Unicode-Character">ꬬ</text:p>
          </table:table-cell>
          <table:table-cell table:style-name="Table14.G94" office:value-type="string">
            <text:p text:style-name="Unicode-Character">ꬭ</text:p>
          </table:table-cell>
          <table:table-cell table:style-name="Table14.H94" office:value-type="string">
            <text:p text:style-name="Unicode-Character">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95">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able:table-row table:style-name="Table14.96">
          <table:table-cell table:style-name="Table14.A2" office:value-type="string">
            <text:p text:style-name="Input-Character">s =</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97">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98">
          <table:table-cell table:style-name="Table14.A2" office:value-type="string">
            <text:p text:style-name="Input-Character">z =</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99">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00">
          <table:table-cell table:style-name="Table14.A2" office:value-type="string">
            <text:p text:style-name="Input-Character">D =</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0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Unicode-Value"/>
      <table:table table:name="Table2" table:style-name="Table2">
        <table:table-column table:style-name="Table2.A" table:number-columns-repeated="4"/>
        <table:table-column table:style-name="Table2.E"/>
        <table:table-column table:style-name="Table2.A" table:number-columns-repeated="4"/>
        <table:table-column table:style-name="Table2.E"/>
        <table:table-row table:style-name="Table2.1">
          <table:table-cell table:style-name="Table2.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1 *</text:p>
          </table:table-cell>
          <table:table-cell table:style-name="Table2.A3" office:value-type="string">
            <text:p text:style-name="Input-Character">2 *</text:p>
          </table:table-cell>
          <table:table-cell table:style-name="Table2.A3" office:value-type="string">
            <text:p text:style-name="Input-Character">3 *</text:p>
          </table:table-cell>
          <table:table-cell table:style-name="Table2.A3" office:value-type="string">
            <text:p text:style-name="Input-Character">4 *</text:p>
          </table:table-cell>
          <table:table-cell table:style-name="Table2.A3" office:value-type="string">
            <text:p text:style-name="Input-Character">5 *</text:p>
          </table:table-cell>
          <table:table-cell table:style-name="Table2.A3" office:value-type="string">
            <text:p text:style-name="Input-Character">6 *</text:p>
          </table:table-cell>
          <table:table-cell table:style-name="Table2.A3" office:value-type="string">
            <text:p text:style-name="Input-Character">7 *</text:p>
          </table:table-cell>
          <table:table-cell table:style-name="Table2.A3" office:value-type="string">
            <text:p text:style-name="Input-Character">8 *</text:p>
          </table:table-cell>
          <table:table-cell table:style-name="Table2.J3" office:value-type="string">
            <text:p text:style-name="Input-Character">9 *</text:p>
          </table:table-cell>
        </table:table-row>
        <table:table-row table:style-name="Table2.1">
          <table:table-cell table:style-name="Table2.A4" office:value-type="string">
            <text:p text:style-name="Input-Character"/>
          </table:table-cell>
          <table:table-cell table:style-name="Table2.B4" office:value-type="string">
            <text:p text:style-name="Unicode-Character">፩</text:p>
          </table:table-cell>
          <table:table-cell table:style-name="Table2.C4" office:value-type="string">
            <text:p text:style-name="Unicode-Character">፪</text:p>
          </table:table-cell>
          <table:table-cell table:style-name="Table2.D4" office:value-type="string">
            <text:p text:style-name="Unicode-Character">፫</text:p>
          </table:table-cell>
          <table:table-cell table:style-name="Table2.E4" office:value-type="string">
            <text:p text:style-name="Unicode-Character">፬</text:p>
          </table:table-cell>
          <table:table-cell table:style-name="Table2.F4" office:value-type="string">
            <text:p text:style-name="Unicode-Character">፭</text:p>
          </table:table-cell>
          <table:table-cell table:style-name="Table2.G4" office:value-type="string">
            <text:p text:style-name="Unicode-Character">፮</text:p>
          </table:table-cell>
          <table:table-cell table:style-name="Table2.H4" office:value-type="string">
            <text:p text:style-name="Unicode-Character">፯</text:p>
          </table:table-cell>
          <table:table-cell table:style-name="Table2.I4" office:value-type="string">
            <text:p text:style-name="Unicode-Character">፰</text:p>
          </table:table-cell>
          <table:table-cell table:style-name="Table2.J4" office:value-type="string">
            <text:p text:style-name="Unicode-Character">፱</text:p>
          </table:table-cell>
        </table:table-row>
        <table:table-row table:style-name="Table2.1">
          <table:table-cell table:style-name="Table2.A5" office:value-type="string">
            <text:p text:style-name="Unicode-Value"/>
          </table:table-cell>
          <table:table-cell table:style-name="Table2.B5" office:value-type="string">
            <text:p text:style-name="Unicode-Value">1369</text:p>
          </table:table-cell>
          <table:table-cell table:style-name="Table2.C5" office:value-type="string">
            <text:p text:style-name="Unicode-Value">136a</text:p>
          </table:table-cell>
          <table:table-cell table:style-name="Table2.D5" office:value-type="string">
            <text:p text:style-name="Unicode-Value">136b</text:p>
          </table:table-cell>
          <table:table-cell table:style-name="Table2.E5" office:value-type="string">
            <text:p text:style-name="Unicode-Value">136c</text:p>
          </table:table-cell>
          <table:table-cell table:style-name="Table2.F5" office:value-type="string">
            <text:p text:style-name="Unicode-Value">136d</text:p>
          </table:table-cell>
          <table:table-cell table:style-name="Table2.G5" office:value-type="string">
            <text:p text:style-name="Unicode-Value">136e</text:p>
          </table:table-cell>
          <table:table-cell table:style-name="Table2.H5" office:value-type="string">
            <text:p text:style-name="Unicode-Value">136f</text:p>
          </table:table-cell>
          <table:table-cell table:style-name="Table2.I5" office:value-type="string">
            <text:p text:style-name="Unicode-Value">1370</text:p>
          </table:table-cell>
          <table:table-cell table:style-name="Table2.J5" office:value-type="string">
            <text:p text:style-name="Unicode-Value">1371</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text:p>
          </table:table-cell>
          <table:table-cell table:style-name="Table2.B6" office:value-type="string">
            <text:p text:style-name="Input-Character">2*0</text:p>
          </table:table-cell>
          <table:table-cell table:style-name="Table2.B6" office:value-type="string">
            <text:p text:style-name="Input-Character">3*0</text:p>
          </table:table-cell>
          <table:table-cell table:style-name="Table2.B6" office:value-type="string">
            <text:p text:style-name="Input-Character">4*0</text:p>
          </table:table-cell>
          <table:table-cell table:style-name="Table2.B6" office:value-type="string">
            <text:p text:style-name="Input-Character">5*0</text:p>
          </table:table-cell>
          <table:table-cell table:style-name="Table2.B6" office:value-type="string">
            <text:p text:style-name="Input-Character">6*0</text:p>
          </table:table-cell>
          <table:table-cell table:style-name="Table2.B6" office:value-type="string">
            <text:p text:style-name="Input-Character">7*0</text:p>
          </table:table-cell>
          <table:table-cell table:style-name="Table2.B6" office:value-type="string">
            <text:p text:style-name="Input-Character">8*0</text:p>
          </table:table-cell>
          <table:table-cell table:style-name="Table2.J6" office:value-type="string">
            <text:p text:style-name="Input-Character">9*0</text:p>
          </table:table-cell>
        </table:table-row>
        <table:table-row table:style-name="Table2.1">
          <table:table-cell table:style-name="Table2.A4" office:value-type="string">
            <text:p text:style-name="Input-Character"/>
          </table:table-cell>
          <table:table-cell table:style-name="Table2.B7" office:value-type="string">
            <text:p text:style-name="Unicode-Character">፲</text:p>
          </table:table-cell>
          <table:table-cell table:style-name="Table2.C7" office:value-type="string">
            <text:p text:style-name="Unicode-Character">፳</text:p>
          </table:table-cell>
          <table:table-cell table:style-name="Table2.D7" office:value-type="string">
            <text:p text:style-name="Unicode-Character">፴</text:p>
          </table:table-cell>
          <table:table-cell table:style-name="Table2.E7" office:value-type="string">
            <text:p text:style-name="Unicode-Character">፵</text:p>
          </table:table-cell>
          <table:table-cell table:style-name="Table2.F7" office:value-type="string">
            <text:p text:style-name="Unicode-Character">፶</text:p>
          </table:table-cell>
          <table:table-cell table:style-name="Table2.G7" office:value-type="string">
            <text:p text:style-name="Unicode-Character">፷</text:p>
          </table:table-cell>
          <table:table-cell table:style-name="Table2.H7" office:value-type="string">
            <text:p text:style-name="Unicode-Character">፸</text:p>
          </table:table-cell>
          <table:table-cell table:style-name="Table2.I7" office:value-type="string">
            <text:p text:style-name="Unicode-Character">፹</text:p>
          </table:table-cell>
          <table:table-cell table:style-name="Table2.J7" office:value-type="string">
            <text:p text:style-name="Unicode-Character">፺</text:p>
          </table:table-cell>
        </table:table-row>
        <table:table-row table:style-name="Table2.1">
          <table:table-cell table:style-name="Table2.A5" office:value-type="string">
            <text:p text:style-name="Unicode-Value"/>
          </table:table-cell>
          <table:table-cell table:style-name="Table2.B8" office:value-type="string">
            <text:p text:style-name="Unicode-Value">1372</text:p>
          </table:table-cell>
          <table:table-cell table:style-name="Table2.C8" office:value-type="string">
            <text:p text:style-name="Unicode-Value">1373</text:p>
          </table:table-cell>
          <table:table-cell table:style-name="Table2.D8" office:value-type="string">
            <text:p text:style-name="Unicode-Value">1374</text:p>
          </table:table-cell>
          <table:table-cell table:style-name="Table2.E8" office:value-type="string">
            <text:p text:style-name="Unicode-Value">1375</text:p>
          </table:table-cell>
          <table:table-cell table:style-name="Table2.F8" office:value-type="string">
            <text:p text:style-name="Unicode-Value">1376</text:p>
          </table:table-cell>
          <table:table-cell table:style-name="Table2.G8" office:value-type="string">
            <text:p text:style-name="Unicode-Value">1377</text:p>
          </table:table-cell>
          <table:table-cell table:style-name="Table2.H8" office:value-type="string">
            <text:p text:style-name="Unicode-Value">1378</text:p>
          </table:table-cell>
          <table:table-cell table:style-name="Table2.I8" office:value-type="string">
            <text:p text:style-name="Unicode-Value">1379</text:p>
          </table:table-cell>
          <table:table-cell table:style-name="Table2.J8" office:value-type="string">
            <text:p text:style-name="Unicode-Value">137a</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0</text:p>
          </table:table-cell>
          <table:table-cell table:style-name="Table2.B6" office:value-type="string">
            <text:p text:style-name="Input-Character">1*000</text:p>
          </table:table-cell>
          <table:table-cell table:style-name="Table2.B6" office:value-type="string">
            <text:p text:style-name="Input-Character">1*0000</text:p>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J6" office:value-type="string">
            <text:p text:style-name="Input-Character"/>
          </table:table-cell>
        </table:table-row>
        <table:table-row table:style-name="Table2.1">
          <table:table-cell table:style-name="Table2.A4" office:value-type="string">
            <text:p text:style-name="Input-Character"/>
          </table:table-cell>
          <table:table-cell table:style-name="Table2.B10" office:value-type="string">
            <text:p text:style-name="Unicode-Character">፻</text:p>
          </table:table-cell>
          <table:table-cell table:style-name="Table2.C10" office:value-type="string">
            <text:p text:style-name="Unicode-Character"></text:p>
          </table:table-cell>
          <table:table-cell table:style-name="Table2.D10" office:value-type="string">
            <text:p text:style-name="Unicode-Character">፼</text:p>
          </table:table-cell>
          <table:table-cell table:style-name="Table2.E10" office:value-type="string">
            <text:p text:style-name="Unicode-Character"/>
          </table:table-cell>
          <table:table-cell table:style-name="Table2.F10" office:value-type="string">
            <text:p text:style-name="Unicode-Character"/>
          </table:table-cell>
          <table:table-cell table:style-name="Table2.G10" office:value-type="string">
            <text:p text:style-name="Unicode-Character"/>
          </table:table-cell>
          <table:table-cell table:style-name="Table2.H10" office:value-type="string">
            <text:p text:style-name="Unicode-Character"/>
          </table:table-cell>
          <table:table-cell table:style-name="Table2.I10" office:value-type="string">
            <text:p text:style-name="Unicode-Character"/>
          </table:table-cell>
          <table:table-cell table:style-name="Table2.J10" office:value-type="string">
            <text:p text:style-name="Unicode-Character"/>
          </table:table-cell>
        </table:table-row>
        <table:table-row table:style-name="Table2.1">
          <table:table-cell table:style-name="Table2.A5" office:value-type="string">
            <text:p text:style-name="Unicode-Value"/>
          </table:table-cell>
          <table:table-cell table:style-name="Table2.B11" office:value-type="string">
            <text:p text:style-name="Unicode-Value">137b</text:p>
          </table:table-cell>
          <table:table-cell table:style-name="Table2.C11" office:value-type="string">
            <text:p text:style-name="Unicode-Value">e494</text:p>
          </table:table-cell>
          <table:table-cell table:style-name="Table2.D11" office:value-type="string">
            <text:p text:style-name="Unicode-Value">137c</text:p>
          </table:table-cell>
          <table:table-cell table:style-name="Table2.E11" office:value-type="string">
            <text:p text:style-name="Unicode-Value"/>
          </table:table-cell>
          <table:table-cell table:style-name="Table2.F11" office:value-type="string">
            <text:p text:style-name="Unicode-Value"/>
          </table:table-cell>
          <table:table-cell table:style-name="Table2.G11" office:value-type="string">
            <text:p text:style-name="Unicode-Value"/>
          </table:table-cell>
          <table:table-cell table:style-name="Table2.H11" office:value-type="string">
            <text:p text:style-name="Unicode-Value"/>
          </table:table-cell>
          <table:table-cell table:style-name="Table2.I11" office:value-type="string">
            <text:p text:style-name="Unicode-Value"/>
          </table:table-cell>
          <table:table-cell table:style-name="Table2.J11" office:value-type="string">
            <text:p text:style-name="Unicode-Value"/>
          </table:table-cell>
        </table:table-row>
      </table:table>
      <text:p text:style-name="Unicode-Value"/>
      <table:table table:name="Table3" table:style-name="Table3">
        <table:table-column table:style-name="Table3.A"/>
        <table:table-column table:style-name="Table3.B" table:number-columns-repeated="3"/>
        <table:table-column table:style-name="Table3.E"/>
        <table:table-column table:style-name="Table3.B" table:number-columns-repeated="3"/>
        <table:table-column table:style-name="Table3.E"/>
        <table:table-column table:style-name="Table3.B" table:number-columns-repeated="2"/>
        <table:table-column table:style-name="Table3.E"/>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Unicode-Character"/>
          </table:table-cell>
          <table:table-cell table:style-name="Table3.H7" office:value-type="string">
            <text:p text:style-name="Unicode-Character"/>
          </table:table-cell>
          <table:table-cell table:style-name="Table3.I7" office:value-type="string">
            <text:p text:style-name="Unicode-Character"/>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Unicode-Value"/>
      <table:table table:name="Table5" table:style-name="Table5">
        <table:table-column table:style-name="Table5.A"/>
        <table:table-column table:style-name="Table5.B" table:number-columns-repeated="3"/>
        <table:table-column table:style-name="Table5.E"/>
        <table:table-column table:style-name="Table5.B" table:number-columns-repeated="4"/>
        <table:table-column table:style-name="Table5.E"/>
        <table:table-column table:style-name="Table5.K"/>
        <table:table-column table:style-name="Table5.B" table:number-columns-repeated="2"/>
        <table:table-column table:style-name="Table5.N"/>
        <table:table-row table:style-name="Table5.1">
          <table:table-cell table:style-name="Table5.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1</text:p>
          </table:table-cell>
          <table:table-cell table:style-name="Table5.A3" office:value-type="string">
            <text:p text:style-name="Input-Character">. 2</text:p>
          </table:table-cell>
          <table:table-cell table:style-name="Table5.A3" office:value-type="string">
            <text:p text:style-name="Input-Character">. 3</text:p>
          </table:table-cell>
          <table:table-cell table:style-name="Table5.A3" office:value-type="string">
            <text:p text:style-name="Input-Character">. 4</text:p>
          </table:table-cell>
          <table:table-cell table:style-name="Table5.A3" office:value-type="string">
            <text:p text:style-name="Input-Character">. 5</text:p>
          </table:table-cell>
          <table:table-cell table:style-name="Table5.A3" office:value-type="string">
            <text:p text:style-name="Input-Character">. 6</text:p>
          </table:table-cell>
          <table:table-cell table:style-name="Table5.A3" office:value-type="string">
            <text:p text:style-name="Input-Character">. 7</text:p>
          </table:table-cell>
          <table:table-cell table:style-name="Table5.A3" office:value-type="string">
            <text:p text:style-name="Input-Character">. 8</text:p>
          </table:table-cell>
          <table:table-cell table:style-name="Table5.A3" office:value-type="string">
            <text:p text:style-name="Input-Character">. 9</text:p>
          </table:table-cell>
          <table:table-cell table:style-name="Table5.N3" office:value-type="string">
            <text:p text:style-name="Input-Character">. 0</text:p>
          </table:table-cell>
        </table:table-row>
        <table:table-row table:style-name="Table5.4">
          <table:table-cell table:style-name="Table5.A4" office:value-type="string">
            <text:p text:style-name="Input-Character"/>
          </table:table-cell>
          <table:table-cell table:style-name="Table5.B4" office:value-type="string">
            <text:p text:style-name="Unicode-Character">◌፞</text:p>
          </table:table-cell>
          <table:table-cell table:style-name="Table5.C4" office:value-type="string">
            <text:p text:style-name="Unicode-Character">◌፟</text:p>
          </table:table-cell>
          <table:table-cell table:style-name="Table5.D4" office:value-type="string">
            <text:p text:style-name="Unicode-Character">◌፝</text:p>
          </table:table-cell>
          <table:table-cell table:style-name="Table5.E4" office:value-type="string">
            <text:p text:style-name="Unicode-Character">◌̏</text:p>
          </table:table-cell>
          <table:table-cell table:style-name="Table5.F4" office:value-type="string">
            <text:p text:style-name="Unicode-Character">◌̀</text:p>
          </table:table-cell>
          <table:table-cell table:style-name="Table5.G4" office:value-type="string">
            <text:p text:style-name="Unicode-Character">◌̄</text:p>
          </table:table-cell>
          <table:table-cell table:style-name="Table5.H4" office:value-type="string">
            <text:p text:style-name="Unicode-Character">◌́</text:p>
          </table:table-cell>
          <table:table-cell table:style-name="Table5.I4" office:value-type="string">
            <text:p text:style-name="Unicode-Character">◌̋</text:p>
          </table:table-cell>
          <table:table-cell table:style-name="Table5.J4" office:value-type="string">
            <text:p text:style-name="Unicode-Character">◌̂</text:p>
          </table:table-cell>
          <table:table-cell table:style-name="Table5.K4" office:value-type="string">
            <text:p text:style-name="Unicode-Character">◌̌</text:p>
          </table:table-cell>
          <table:table-cell table:style-name="Table5.L4" office:value-type="string">
            <text:p text:style-name="Unicode-Character">◌̇</text:p>
          </table:table-cell>
          <table:table-cell table:style-name="Table5.M4" office:value-type="string">
            <text:p text:style-name="Unicode-Character">◌̈</text:p>
          </table:table-cell>
          <table:table-cell table:style-name="Table5.N4" office:value-type="string">
            <text:p text:style-name="Unicode-Character">◌̃</text:p>
          </table:table-cell>
        </table:table-row>
        <table:table-row table:style-name="Table5.1">
          <table:table-cell table:style-name="Table5.A5" office:value-type="string">
            <text:p text:style-name="Unicode-Value"/>
          </table:table-cell>
          <table:table-cell table:style-name="Table5.B5" office:value-type="string">
            <text:p text:style-name="Unicode-Value">135E</text:p>
          </table:table-cell>
          <table:table-cell table:style-name="Table5.C5" office:value-type="string">
            <text:p text:style-name="Unicode-Value">135F</text:p>
          </table:table-cell>
          <table:table-cell table:style-name="Table5.D5" office:value-type="string">
            <text:p text:style-name="Unicode-Value">135D</text:p>
          </table:table-cell>
          <table:table-cell table:style-name="Table5.E5" office:value-type="string">
            <text:p text:style-name="Unicode-Value">030f</text:p>
          </table:table-cell>
          <table:table-cell table:style-name="Table5.F5" office:value-type="string">
            <text:p text:style-name="Unicode-Value">0300</text:p>
          </table:table-cell>
          <table:table-cell table:style-name="Table5.G5" office:value-type="string">
            <text:p text:style-name="Unicode-Value">0304</text:p>
          </table:table-cell>
          <table:table-cell table:style-name="Table5.H5" office:value-type="string">
            <text:p text:style-name="Unicode-Value">0301</text:p>
          </table:table-cell>
          <table:table-cell table:style-name="Table5.I5" office:value-type="string">
            <text:p text:style-name="Unicode-Value">030b</text:p>
          </table:table-cell>
          <table:table-cell table:style-name="Table5.J5" office:value-type="string">
            <text:p text:style-name="Unicode-Value">0302</text:p>
          </table:table-cell>
          <table:table-cell table:style-name="Table5.K5" office:value-type="string">
            <text:p text:style-name="Unicode-Value">030c</text:p>
          </table:table-cell>
          <table:table-cell table:style-name="Table5.L5" office:value-type="string">
            <text:p text:style-name="Unicode-Value">0307</text:p>
          </table:table-cell>
          <table:table-cell table:style-name="Table5.M5" office:value-type="string">
            <text:p text:style-name="Unicode-Value">0308</text:p>
          </table:table-cell>
          <table:table-cell table:style-name="Table5.N5" office:value-type="string">
            <text:p text:style-name="Unicode-Value">0303</text:p>
          </table:table-cell>
        </table:table-row>
      </table:table>
      <text:h text:style-name="Heading_20_3" text:outline-level="3"><text:soft-page-break/></text:h>
      <text:h text:style-name="Heading_20_3" text:outline-level="3">License</text:h>
      <text:p text:style-name="Standard">This keyboard is copyright © <text:span text:style-name="T7">2017-2020 </text:span>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text:a><text:a xlink:type="simple" xlink:href="mailto:computer_ethiopia@sil.org" text:style-name="Internet_20_link" text:visited-style-name="Visited_20_Internet_20_Link"><text:span text:style-name="T6">ethiopia</text:span></text:a><text:a xlink:type="simple" xlink:href="mailto:computer_ethiopia@sil.org" text:style-name="Internet_20_link" text:visited-style-name="Visited_20_Internet_20_Link">@sil.org</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Calibri1" svg:font-family="Calibri" style:font-adornments="Bold" style:font-family-generic="swiss"/>
    <style:font-face style:name="Calibri" svg:font-family="Calibri" style:font-adornments="Regular" style:font-family-generic="swiss"/>
    <style:font-face style:name="Courier New" svg:font-family="'Courier New'" style:font-adornments="Regular"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5cm" fo:margin-bottom="0.15cm" loext:contextual-spacing="false" fo:orphans="2" fo:widows="2" fo:hyphenation-ladder-count="no-limit" fo:text-indent="0cm" style:auto-text-indent="false" style:page-number="auto" style:shadow="none" style:writing-mode="lr-tb"/>
      <style:text-properties style:use-window-font-color="true" style:font-name="Calibri" fo:font-family="Calibri" style:font-style-name="Regular" style:font-family-generic="swiss" fo:font-size="11pt" fo:language="en" fo:country="US" style:font-name-asian="Times New Roman1" style:font-family-asian="'Times New Roman'" style:font-family-generic-asian="roman" style:font-pitch-asian="variable" style:font-size-asian="12pt" style:language-asian="zh" style:country-asian="CN" style:font-name-complex="Abyssinica SIL" style:font-family-complex="'Abyssinica SIL'" style:font-style-name-complex="Regular" style:font-pitch-complex="variable" style:font-size-complex="11pt" style:language-complex="am" style:country-complex="E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Calibri" fo:font-family="Calibri" style:font-style-name="Regular" style:font-family-generic="swiss"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writing-mode="lr-tb"/>
      <style:text-properties style:font-name="Calibri" fo:font-family="Calibri" style:font-style-name="Regular" style:font-family-generic="swiss"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byssinica SIL" fo:font-family="'Abyssinica SIL'" style:font-style-name="Regular" style:font-pitch="variable" fo:font-size="18pt" fo:language="en" fo:country="US" style:font-size-asian="22pt" style:font-name-complex="Abyssinica SIL"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snap-to-layout-grid="false" style:writing-mode="lr-tb"/>
      <style:text-properties style:font-name="Calibri1" fo:font-family="Calibri" style:font-style-name="Bold" style:font-family-generic="swiss"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style="italic"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Output" style:family="text">
      <style:text-properties style:font-name="Abyssinica SIL" fo:font-family="'Abyssinica SIL'" style:font-style-name="Regular" style:font-pitch="variable" fo:font-size="16pt" fo:letter-spacing="normal" style:font-size-asian="10.5pt" style:font-name-complex="Abyssinica SIL" style:font-family-complex="'Abyssinica SIL'" style:font-style-name-complex="Regular" style:font-pitch-complex="variable" style:font-size-complex="16pt" loext:padding-left="0.101cm" loext:padding-right="0.15cm" loext:padding-top="0cm" loext:padding-bottom="0cm" loext:border="0.06pt solid #000000" loext:shadow="none"/>
    </style:style>
    <style:style style:name="Keyboard" style:family="text">
      <style:text-properties style:font-name="Calibri1" fo:font-family="Calibri" style:font-style-name="Bold" style:font-family-generic="swiss" fo:font-size="14pt" fo:font-weight="bold" style:font-size-asian="10.5pt" style:font-name-complex="Abyssinica SIL1" style:font-family-complex="'Abyssinica SIL'" style:font-style-name-complex="Bold" style:font-pitch-complex="variable" style:font-size-complex="14pt" style:language-complex="am" style:country-complex="ET" style:font-weight-complex="bold" loext:padding-left="0.101cm" loext:padding-right="0.15cm" loext:padding-top="0.049cm" loext:padding-bottom="0.049cm" loext:border="0.06pt solid #000000"/>
    </style:style>
    <style:style style:name="Untitled1" style:family="text">
      <style:text-properties style:font-name="Calibri" fo:font-family="Calibri" style:font-style-name="Regular" style:font-family-generic="swiss" fo:font-size="11pt" style:font-name-complex="Abyssinica SIL" style:font-family-complex="'Abyssinica SIL'" style:font-style-name-complex="Regular" style:font-pitch-complex="variable" style:font-size-complex="11pt" style:language-complex="am" style:country-complex="E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style style:name="MT2" style:family="text">
      <style:text-properties officeooo:rsid="00eee77f"/>
    </style:style>
    <style:page-layout style:name="Mpm1">
      <style:page-layout-properties fo:page-width="21.001cm" fo:page-height="29.7cm" style:num-format="1" style:print-orientation="portrait" fo:margin-top="1.499cm" fo:margin-bottom="1.499cm" fo:margin-left="1.6cm" fo:margin-right="1.6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SIL Ethiopic </text:span><text:span text:style-name="MT2">Power-G</text:span><text:span text:style-name="MT1"> Keyboard Chart<text:tab/><text:tab/><text:tab/>Page </text:span><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IL Ethiopic Power-G Keyboard Map</dc:title>
    <meta:creation-date>2017-03-27T10:00:04.298123006</meta:creation-date>
    <meta:editing-cycles>1</meta:editing-cycles>
    <meta:editing-duration>P0D</meta:editing-duration>
    <meta:generator>LibreOffice/6.4.3.2$Linux_X86_64 LibreOffice_project/40$Build-2</meta:generator>
    <meta:document-statistic meta:table-count="8" meta:image-count="0" meta:object-count="0" meta:page-count="5" meta:paragraph-count="1155" meta:word-count="1806" meta:character-count="6561" meta:non-whitespace-character-count="5905"/>
  </office:meta>
</office:document-meta>
</file>